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officeooo:rsid="001b4e99" officeooo:paragraph-rsid="001b4e99"/>
    </style:style>
    <style:style style:name="P2" style:family="paragraph" style:parent-style-name="Normal" style:master-page-name="MP0">
      <style:paragraph-properties style:page-number="auto" fo:break-before="page"/>
      <style:text-properties officeooo:rsid="001b4e99" officeooo:paragraph-rsid="001b4e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n Office</text:p>
      <text:p text:style-name="P1">PDF</text:p>
      <text:p text:style-name="P1">Excel</text:p>
      <text:p text:style-name="P1">Text</text:p>
      <text:p text:style-name="P1">Scientific</text:p>
      <text:p text:style-name="P1">and other formats</text:p>
      <text:p text:style-name="P1">are suppor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7-05-23T14:42:53.634861758</meta:creation-date>
    <meta:editing-cycles>2</meta:editing-cycles>
    <meta:editing-duration>P0D</meta:editing-duration>
    <dc:date>2017-05-23T14:42:58.960816868</dc:date>
    <meta:document-statistic meta:table-count="0" meta:image-count="0" meta:object-count="0" meta:page-count="1" meta:paragraph-count="7" meta:word-count="11" meta:character-count="64" meta:non-whitespace-character-count="60"/>
    <meta:template xlink:type="simple" xlink:actuate="onRequest" xlink:title="" xlink:href="../apache-beam-tika1.odt/Normal"/>
  </office:meta>
</office:document-meta>
</file>